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000000500000002D0396469D7.jpg" manifest:media-type="image/jpeg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pr1" style:family="presentation" style:parent-style-name="Inspiration-title">
      <style:graphic-properties draw:fill-color="#ffffff" draw:auto-grow-height="true" fo:min-height="1.97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Inspiration-title">
      <style:graphic-properties fo:min-height="1.75cm" loext:decorative="false"/>
      <style:paragraph-properties style:writing-mode="lr-tb"/>
    </style:style>
    <style:style style:name="pr4" style:family="presentation" style:parent-style-name="Inspiration-outline1">
      <style:graphic-properties fo:min-height="10.001cm" loext:decorative="false"/>
      <style:paragraph-properties style:writing-mode="lr-tb"/>
    </style:style>
    <style:style style:name="pr5" style:family="presentation" style:parent-style-name="Inspiration-notes">
      <style:graphic-properties draw:fill-color="#ffffff" fo:min-height="14cm" loext:decorative="false"/>
      <style:paragraph-properties style:writing-mode="lr-tb"/>
    </style:style>
    <style:style style:name="co1" style:family="table-column">
      <style:table-column-properties style:column-width="12.199cm" style:use-optimal-column-width="false"/>
    </style:style>
    <style:style style:name="co2" style:family="table-column">
      <style:table-column-properties style:column-width="12.5cm" style:use-optimal-column-width="false"/>
    </style:style>
    <style:style style:name="ro1" style:family="table-row">
      <style:table-row-properties style:row-height="9.75cm" style:use-optimal-row-height="false"/>
    </style:style>
    <style:style style:name="ro2" style:family="table-row">
      <style:table-row-properties style:row-height="10.07cm" style:use-optimal-row-height="false"/>
    </style:style>
    <style:style style:name="ce1" style:family="table-cell">
      <loext:graphic-properties draw:textarea-vertical-align="middle"/>
      <style:paragraph-properties fo:margin-top="0.42cm" fo:margin-bottom="0.35cm" fo:text-align="start"/>
      <style:text-properties fo:font-size="20pt" fo:background-color="#ffff00" style:font-size-asian="20pt" style:font-size-complex="20pt"/>
    </style:style>
    <style:style style:name="P1" style:family="paragraph">
      <style:paragraph-properties fo:margin-top="0.42cm" fo:margin-bottom="0.35cm"/>
    </style:style>
    <style:style style:name="P2" style:family="paragraph">
      <loext:graphic-properties draw:fill-color="#ffffff"/>
      <style:paragraph-properties fo:margin-top="0.42cm" fo:margin-bottom="0.35cm"/>
      <style:text-properties fo:font-size="50pt" style:font-size-asian="50pt" style:font-size-complex="50pt"/>
    </style:style>
    <style:style style:name="P3" style:family="paragraph">
      <style:paragraph-properties fo:margin-top="0.42cm" fo:margin-bottom="0.35cm" fo:text-align="start"/>
      <style:text-properties fo:font-size="20pt" fo:background-color="transparent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50pt" style:font-size-asian="50pt" style:font-size-complex="5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">
        <draw:frame presentation:style-name="pr1" draw:text-style-name="P2" draw:layer="layout" svg:width="24cm" svg:height="1.97cm" svg:x="1.5cm" svg:y="1.14cm" presentation:class="title">
          <draw:text-box>
            <text:p text:style-name="P1"><text:span text:style-name="T1">Гомеостаз</text:span></text:p>
          </draw:text-box>
        </draw:frame>
        <draw:frame draw:style-name="gr1" draw:layer="layout" svg:width="12.198cm" svg:height="9.749cm" svg:x="1.5cm" svg:y="3.75cm" presentation:class="table" presentation:user-transformed="true">
          <table:table table:template-name="table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Способность организма восстанавливать и поддерживать внутреннее равновесие, несмотря на действие внешней среды, называется гомеостаз.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4" draw:layer="layout" svg:width="12.199cm" svg:height="6.861cm" svg:x="14.309cm" svg:y="5.319cm" presentation:class="graphic" presentation:user-transformed="true">
          <draw:image xlink:href="Pictures/1000000000000500000002D0396469D7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layer="layout" svg:width="24cm" svg:height="1.75cm" svg:x="1.5cm" svg:y="1.25cm" presentation:class="title" presentation:placeholder="true">
          <draw:text-box/>
        </draw:frame>
        <draw:frame presentation:style-name="pr4" draw:layer="layout" svg:width="25cm" svg:height="10cm" svg:x="1.5cm" svg:y="3.75cm" presentation:class="outline" presentation:placeholder="true">
          <draw:text-box/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3" draw:layer="layout" svg:width="24cm" svg:height="1.75cm" svg:x="1.5cm" svg:y="1.25cm" presentation:class="title" presentation:placeholder="true">
          <draw:text-box/>
        </draw:frame>
        <draw:frame draw:style-name="gr1" draw:layer="layout" svg:width="24.999cm" svg:height="10.069cm" svg:x="1.5cm" svg:y="3.75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2"/>
            <table:table-row table:style-name="ro2" table:default-cell-style-name="bg-none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table:table-template table:name="table">
      <table:first-row table:style-name="default"/>
      <table:last-row table:style-name="default"/>
      <table:first-column table:style-name="default"/>
      <table:last-column table:style-name="default"/>
      <table:body table:style-name="default"/>
      <table:odd-rows table:style-name="default"/>
      <table:odd-columns table:style-name="default"/>
    </table:table-template>
    <style:style style:name="Inspiration-background" style:family="presentation">
      <style:graphic-properties draw:stroke="none" draw:fill="solid" draw:fill-color="#666666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6666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1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1.01cm" fo:min-width="0.996cm" fo:padding-top="0.125cm" fo:padding-bottom="0.125cm" fo:padding-left="0.25cm" fo:padding-right="0.25cm" draw:shadow-offset-x="0.06cm" draw:shadow-offset-y="0.06cm" draw:shadow-color="#dcf1c1" loext:decorative="false"/>
    </style:style>
    <style:style style:name="Mgr4" style:family="graphic" style:parent-style-name="standard" style:list-style-name="ML1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4cm" fo:min-width="1.601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5" style:family="graphic" style:parent-style-name="Accent_20_3">
      <style:graphic-properties draw:stroke="none" draw:fill="solid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gr6" style:family="graphic" style:parent-style-name="standard">
      <style:graphic-properties svg:stroke-color="#91d93f" draw:fill="solid" draw:fill-color="#b5e77d" draw:textarea-vertical-align="middle" fo:min-height="1.5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gr7" style:family="graphic" style:parent-style-name="standard">
      <style:graphic-properties draw:stroke="none" draw:fill="solid" draw:fill-color="#b5e77d" draw:textarea-vertical-align="middle" fo:min-height="1.5cm" fo:min-width="0.19cm" draw:shadow="hidden" draw:shadow-offset-x="0cm" draw:shadow-offset-y="0cm" draw:shadow-color="#dddddd" draw:shadow-opacity="100%" loext:shadow-blur="0cm" loext:glow-radius="0cm" loext:softedge-radius="0cm" loext:decorative="false"/>
    </style:style>
    <style:style style:name="Mgr8" style:family="graphic" style:parent-style-name="Accent_20_3">
      <style:graphic-properties draw:stroke="none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pr1" style:family="presentation" style:parent-style-name="Inspiration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5e77d" draw:opacity="4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6" style:family="paragraph">
      <loext:graphic-properties draw:fill-color="#81aca6" draw:opacity="3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7" style:family="paragraph">
      <loext:graphic-properties draw:fill="solid" draw:fill-color="#ffffff" draw:fill-image-width="0cm" draw:fill-image-height="0cm"/>
      <style:paragraph-properties fo:text-align="center"/>
      <style:text-properties fo:color="#eeeeee" loext:opacity="100%" style:font-name="Liberation Sans" fo:font-size="14pt" style:letter-kerning="true" style:font-size-asian="14pt" style:font-size-complex="14pt"/>
    </style:style>
    <style:style style:name="MP8" style:family="paragraph">
      <loext:graphic-properties draw:fill="solid" draw:fill-color="#81aca6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solid" draw:fill-color="#b5e77d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-color="#81aca6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4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presentation:style-name="Mpr1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name="rest2" draw:style-name="Mgr5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2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name="rect1" draw:style-name="Mgr8" draw:text-style-name="MP12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nspiration-title" draw:layer="backgroundobjects" svg:width="17cm" svg:height="9.56cm" svg:x="2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4T19:13:48.954058833</meta:creation-date>
    <meta:editing-duration>PT37M9S</meta:editing-duration>
    <meta:editing-cycles>7</meta:editing-cycles>
    <meta:generator>LibreOffice/24.2.7.2$Linux_X86_64 LibreOffice_project/420$Build-2</meta:generator>
    <dc:title>Inspiration</dc:title>
    <dc:date>2026-01-02T14:08:49.761501747</dc:date>
    <meta:document-statistic meta:object-count="41"/>
  </office:meta>
</office:document-meta>
</file>